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333333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3cm" fo:min-width="0cm"/>
    </style:style>
    <style:style style:name="gr5" style:family="graphic" style:parent-style-name="objectwithoutfill">
      <style:graphic-properties draw:stroke="solid" draw:stroke-dash="Fine_20_Dashed"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6cm" fo:min-width="0cm"/>
    </style:style>
    <style:style style:name="gr7" style:family="graphic" style:parent-style-name="standard">
      <style:graphic-properties draw:marker-start-width="0.276cm" draw:marker-end-width="0.276cm" draw:fill="solid" draw:fill-color="#800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9" style:family="graphic" style:parent-style-name="objectwithoutfill">
      <style:graphic-properties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3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weight="bold" style:font-weight-asian="bold" style:font-weight-complex="bold"/>
    </style:style>
    <style:style style:name="P4" style:family="paragraph">
      <style:text-properties fo:color="#000000"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text-properties fo:color="#000000" fo:font-size="18pt"/>
    </style:style>
    <style:style style:name="P7" style:family="paragraph">
      <style:text-properties fo:color="#000000" fo:font-size="18pt" fo:font-weight="bold" style:font-weight-asian="bold" style:font-weight-complex="bold"/>
    </style:style>
    <style:style style:name="P8" style:family="paragraph"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8.89cm" svg:y1="10.795cm" svg:x2="20.955cm" svg:y2="10.795cm">
          <text:p/>
        </draw:line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g>
          <draw:line draw:style-name="gr2" draw:text-style-name="P1" draw:layer="layout" svg:x1="13.97cm" svg:y1="8.255cm" svg:x2="15.875cm" svg:y2="6.985cm">
            <text:p/>
          </draw:line>
          <draw:line draw:style-name="gr2" draw:text-style-name="P1" draw:layer="layout" svg:x1="13.97cm" svg:y1="8.255cm" svg:x2="12.7cm" svg:y2="6.985cm">
            <text:p/>
          </draw:line>
          <draw:line draw:style-name="gr2" draw:text-style-name="P1" draw:layer="layout" svg:x1="13.97cm" svg:y1="8.255cm" svg:x2="13.65cm" svg:y2="9.952cm">
            <text:p/>
          </draw:line>
        </draw:g>
        <draw:frame draw:style-name="gr3" draw:text-style-name="P2" draw:layer="layout" svg:width="0.925cm" svg:height="0.962cm" svg:x="20.32cm" svg:y="9.525cm">
          <draw:text-box>
            <text:p><text:span text:style-name="T1">Y</text:span></text:p>
          </draw:text-box>
        </draw:frame>
        <draw:frame draw:style-name="gr3" draw:text-style-name="P2" draw:layer="layout" svg:width="0.925cm" svg:height="0.962cm" svg:x="4.585cm" svg:y="12.97cm">
          <draw:text-box>
            <text:p><text:span text:style-name="T1">X</text:span></text:p>
          </draw:text-box>
        </draw:frame>
        <draw:frame draw:style-name="gr3" draw:text-style-name="P2" draw:layer="layout" svg:width="0.891cm" svg:height="0.962cm" svg:x="7.62cm" svg:y="4.118cm">
          <draw:text-box>
            <text:p><text:span text:style-name="T1">Z</text:span></text:p>
          </draw:text-box>
        </draw:frame>
        <draw:frame draw:style-name="gr3" draw:text-style-name="P2" draw:layer="layout" svg:width="1.048cm" svg:height="0.962cm" svg:x="15.749cm" svg:y="6.537cm">
          <draw:text-box>
            <text:p><text:span text:style-name="T1">Y'</text:span></text:p>
          </draw:text-box>
        </draw:frame>
        <draw:frame draw:style-name="gr3" draw:text-style-name="P2" draw:layer="layout" svg:width="1.048cm" svg:height="0.962cm" svg:x="12.567cm" svg:y="9.28cm">
          <draw:text-box>
            <text:p><text:span text:style-name="T1">X'</text:span></text:p>
          </draw:text-box>
        </draw:frame>
        <draw:frame draw:style-name="gr4" draw:text-style-name="P2" draw:layer="layout" svg:width="1.014cm" svg:height="0.962cm" svg:x="12.816cm" svg:y="6.366cm">
          <draw:text-box>
            <text:p><text:span text:style-name="T1">Z'</text:span></text:p>
          </draw:text-box>
        </draw:frame>
        <draw:path draw:style-name="gr5" draw:text-style-name="P1" draw:layer="layout" svg:width="4.543cm" svg:height="3.407cm" draw:transform="rotate (1.10706234453979) translate (8.88999998815728cm 10.7949999940774cm)" svg:viewBox="0 0 4544 3408" svg:d="m0 25559c2840 0 4544 3408 4544 3408">
          <text:p/>
        </draw:path>
        <draw:frame draw:style-name="gr6" draw:text-style-name="P3" draw:layer="layout" svg:width="0.891cm" svg:height="1.126cm" svg:x="10.16cm" svg:y="7.764cm">
          <draw:text-box>
            <text:p><text:span text:style-name="T2">p</text:span></text:p>
          </draw:text-box>
        </draw:frame>
        <draw:custom-shape draw:style-name="gr7" draw:text-style-name="P1" draw:layer="layout" svg:width="0.127cm" svg:height="0.127cm" svg:x="15.68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853cm" svg:height="1.27cm" svg:x="11.212cm" svg:y="4.589cm">
          <draw:text-box>
            <text:p><text:span text:style-name="T2">a</text:span></text:p>
          </draw:text-box>
        </draw:frame>
        <draw:path draw:style-name="gr9" draw:text-style-name="P1" draw:layer="layout" svg:width="7.768cm" svg:height="4.749cm" draw:transform="skewX (-5.04744266817161E-017) rotate (1.29241631110156) translate (8.88999987983265cm 10.794999965656cm)" svg:viewBox="0 0 7769 4750" svg:d="m0 23028c4623 0 5158 828 5807 1380s1962 3370 1962 3370">
          <text:p/>
        </draw:path>
        <draw:path draw:style-name="gr9" draw:text-style-name="P1" draw:layer="layout" svg:width="3.834cm" svg:height="0.649cm" draw:transform="rotate (0.941430598525563) translate (13.4444947614434cm 7.87235665950077cm)" svg:viewBox="0 0 3835 650" svg:d="m0 31655c2594 0 3835-650 3835-650">
          <text:p/>
        </draw:path>
        <draw:frame draw:style-name="gr8" draw:text-style-name="P3" draw:layer="layout" svg:width="1.006cm" svg:height="1.27cm" svg:x="14.3cm" svg:y="5.708cm">
          <draw:text-box>
            <text:p><text:span text:style-name="T2">a'</text:span></text:p>
          </draw:text-box>
        </draw:frame>
        <draw:frame draw:style-name="gr3" draw:text-style-name="P4" draw:layer="layout" svg:width="3.127cm" svg:height="0.806cm" svg:x="15.944cm" svg:y="4.119cm">
          <draw:text-box>
            <text:p><text:span text:style-name="T3">A point (3D)</text:span></text:p>
          </draw:text-box>
        </draw:frame>
        <draw:frame draw:style-name="gr3" draw:text-style-name="P4" draw:layer="layout" svg:width="3.127cm" svg:height="0.806cm" svg:x="14.054cm" svg:y="8.228cm">
          <draw:text-box>
            <text:p><text:span text:style-name="T3">A pose (6D)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g>
          <draw:line draw:style-name="gr2" draw:text-style-name="P1" draw:layer="layout" svg:x1="11.563cm" svg:y1="8.239cm" svg:x2="13.468cm" svg:y2="6.969cm">
            <text:p/>
          </draw:line>
          <draw:line draw:style-name="gr2" draw:text-style-name="P1" draw:layer="layout" svg:x1="11.563cm" svg:y1="8.239cm" svg:x2="10.293cm" svg:y2="6.969cm">
            <text:p/>
          </draw:line>
          <draw:line draw:style-name="gr2" draw:text-style-name="P1" draw:layer="layout" svg:x1="11.563cm" svg:y1="8.239cm" svg:x2="11.243cm" svg:y2="9.936cm">
            <text:p/>
          </draw:line>
        </draw:g>
        <draw:frame draw:style-name="gr3" draw:text-style-name="P6" draw:layer="layout" svg:width="0.925cm" svg:height="0.962cm" svg:x="4.585cm" svg:y="12.97cm">
          <draw:text-box>
            <text:p text:style-name="P5"><text:span text:style-name="T1">X</text:span></text:p>
          </draw:text-box>
        </draw:frame>
        <draw:frame draw:style-name="gr3" draw:text-style-name="P6" draw:layer="layout" svg:width="0.891cm" svg:height="0.962cm" svg:x="7.62cm" svg:y="4.118cm">
          <draw:text-box>
            <text:p text:style-name="P5"><text:span text:style-name="T1">Z</text:span></text:p>
          </draw:text-box>
        </draw:frame>
        <draw:frame draw:style-name="gr3" draw:text-style-name="P6" draw:layer="layout" svg:width="1.048cm" svg:height="0.962cm" svg:x="13.342cm" svg:y="6.521cm">
          <draw:text-box>
            <text:p text:style-name="P5"><text:span text:style-name="T1">Y'</text:span></text:p>
          </draw:text-box>
        </draw:frame>
        <draw:frame draw:style-name="gr3" draw:text-style-name="P6" draw:layer="layout" svg:width="1.048cm" svg:height="0.962cm" svg:x="10.16cm" svg:y="9.264cm">
          <draw:text-box>
            <text:p text:style-name="P5"><text:span text:style-name="T1">X'</text:span></text:p>
          </draw:text-box>
        </draw:frame>
        <draw:frame draw:style-name="gr4" draw:text-style-name="P6" draw:layer="layout" svg:width="1.014cm" svg:height="0.962cm" svg:x="10.409cm" svg:y="6.35cm">
          <draw:text-box>
            <text:p text:style-name="P5"><text:span text:style-name="T1">Z'</text:span></text:p>
          </draw:text-box>
        </draw:frame>
        <draw:path draw:style-name="gr5" draw:text-style-name="P1" draw:layer="layout" svg:width="3.407cm" svg:height="1.135cm" draw:transform="rotate (1.10706234453979) translate (8.88999996447525cm 10.7949999822338cm)" svg:viewBox="0 0 3408 1136" svg:d="m0 25559c2840 0 3408 1136 3408 1136">
          <text:p/>
        </draw:path>
        <draw:frame draw:style-name="gr6" draw:text-style-name="P7" draw:layer="layout" svg:width="1.094cm" svg:height="1.171cm" svg:x="9.199cm" svg:y="7.63cm">
          <draw:text-box>
            <text:p text:style-name="P5"><text:span text:style-name="T2">p</text:span><text:span text:style-name="T4">1</text:span></text:p>
          </draw:text-box>
        </draw:frame>
        <draw:line draw:style-name="gr1" draw:text-style-name="P1" draw:layer="layout" svg:x1="8.891cm" svg:y1="10.795cm" svg:x2="15.24cm" svg:y2="10.795cm">
          <text:p/>
        </draw:line>
        <draw:frame draw:style-name="gr11" draw:text-style-name="P6" draw:layer="layout" svg:width="0.925cm" svg:height="0.962cm" svg:x="14.972cm" svg:y="9.659cm">
          <draw:text-box>
            <text:p text:style-name="P5"><text:span text:style-name="T1">Y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line draw:style-name="gr2" draw:text-style-name="P1" draw:layer="layout" svg:x1="10.549cm" svg:y1="12.05cm" svg:x2="12.321cm" svg:y2="12.066cm">
          <text:p/>
        </draw:line>
        <draw:line draw:style-name="gr2" draw:text-style-name="P1" draw:layer="layout" svg:x1="10.549cm" svg:y1="12.05cm" svg:x2="9.86cm" svg:y2="13.21cm">
          <text:p/>
        </draw:line>
        <draw:line draw:style-name="gr2" draw:text-style-name="P1" draw:layer="layout" svg:x1="10.549cm" svg:y1="12.05cm" svg:x2="11.051cm" svg:y2="13.336cm">
          <text:p/>
        </draw:line>
        <draw:frame draw:style-name="gr3" draw:text-style-name="P6" draw:layer="layout" svg:width="0.925cm" svg:height="0.962cm" svg:x="4.585cm" svg:y="12.97cm">
          <draw:text-box>
            <text:p text:style-name="P5"><text:span text:style-name="T1">X</text:span></text:p>
          </draw:text-box>
        </draw:frame>
        <draw:frame draw:style-name="gr3" draw:text-style-name="P6" draw:layer="layout" svg:width="0.891cm" svg:height="0.962cm" svg:x="7.62cm" svg:y="4.118cm">
          <draw:text-box>
            <text:p text:style-name="P5"><text:span text:style-name="T1">Z</text:span></text:p>
          </draw:text-box>
        </draw:frame>
        <draw:frame draw:style-name="gr3" draw:text-style-name="P6" draw:layer="layout" svg:width="1.048cm" svg:height="0.962cm" svg:x="11.28cm" svg:y="11.088cm">
          <draw:text-box>
            <text:p text:style-name="P5"><text:span text:style-name="T1">Y'</text:span></text:p>
          </draw:text-box>
        </draw:frame>
        <draw:frame draw:style-name="gr3" draw:text-style-name="P6" draw:layer="layout" svg:width="1.048cm" svg:height="0.962cm" svg:x="11.051cm" svg:y="13.008cm">
          <draw:text-box>
            <text:p text:style-name="P5"><text:span text:style-name="T1">X'</text:span></text:p>
          </draw:text-box>
        </draw:frame>
        <draw:frame draw:style-name="gr4" draw:text-style-name="P6" draw:layer="layout" svg:width="1.014cm" svg:height="0.962cm" svg:x="8.846cm" svg:y="12.789cm">
          <draw:text-box>
            <text:p text:style-name="P5"><text:span text:style-name="T1">Z'</text:span></text:p>
          </draw:text-box>
        </draw:frame>
        <draw:path draw:style-name="gr5" draw:text-style-name="P1" draw:layer="layout" svg:width="0.521cm" svg:height="2.019cm" draw:transform="rotate (1.10706234453979) translate (8.63454462716301cm 11.2510844563437cm)" svg:viewBox="0 0 522 2020" svg:d="m522 25535c-852-284-405 1996-405 1996">
          <text:p/>
        </draw:path>
        <draw:frame draw:style-name="gr6" draw:text-style-name="P7" draw:layer="layout" svg:width="1.094cm" svg:height="1.171cm" svg:x="8.287cm" svg:y="11.143cm">
          <draw:text-box>
            <text:p text:style-name="P5"><text:span text:style-name="T2">p</text:span><text:span text:style-name="T4">2</text:span></text:p>
          </draw:text-box>
        </draw:frame>
        <draw:line draw:style-name="gr1" draw:text-style-name="P1" draw:layer="layout" svg:x1="8.891cm" svg:y1="10.795cm" svg:x2="15.24cm" svg:y2="10.795cm">
          <text:p/>
        </draw:line>
        <draw:frame draw:style-name="gr11" draw:text-style-name="P6" draw:layer="layout" svg:width="0.925cm" svg:height="0.962cm" svg:x="14.972cm" svg:y="9.659cm">
          <draw:text-box>
            <text:p text:style-name="P5"><text:span text:style-name="T1">Y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" draw:text-style-name="P1" draw:layer="layout" svg:x1="8.89cm" svg:y1="10.795cm" svg:x2="18.415cm" svg:y2="10.795cm">
          <text:p/>
        </draw:line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g>
          <draw:line draw:style-name="gr2" draw:text-style-name="P1" draw:layer="layout" svg:x1="11.563cm" svg:y1="8.239cm" svg:x2="13.468cm" svg:y2="6.969cm">
            <text:p/>
          </draw:line>
          <draw:line draw:style-name="gr2" draw:text-style-name="P1" draw:layer="layout" svg:x1="11.563cm" svg:y1="8.239cm" svg:x2="10.293cm" svg:y2="6.969cm">
            <text:p/>
          </draw:line>
          <draw:line draw:style-name="gr2" draw:text-style-name="P1" draw:layer="layout" svg:x1="11.563cm" svg:y1="8.239cm" svg:x2="11.243cm" svg:y2="9.936cm">
            <text:p/>
          </draw:line>
        </draw:g>
        <draw:frame draw:style-name="gr3" draw:text-style-name="P6" draw:layer="layout" svg:width="0.925cm" svg:height="0.962cm" svg:x="18.32cm" svg:y="9.525cm">
          <draw:text-box>
            <text:p text:style-name="P5"><text:span text:style-name="T1">Y</text:span></text:p>
          </draw:text-box>
        </draw:frame>
        <draw:frame draw:style-name="gr3" draw:text-style-name="P6" draw:layer="layout" svg:width="0.925cm" svg:height="0.962cm" svg:x="4.585cm" svg:y="12.97cm">
          <draw:text-box>
            <text:p text:style-name="P5"><text:span text:style-name="T1">X</text:span></text:p>
          </draw:text-box>
        </draw:frame>
        <draw:frame draw:style-name="gr3" draw:text-style-name="P6" draw:layer="layout" svg:width="0.891cm" svg:height="0.962cm" svg:x="7.62cm" svg:y="4.118cm">
          <draw:text-box>
            <text:p text:style-name="P5"><text:span text:style-name="T1">Z</text:span></text:p>
          </draw:text-box>
        </draw:frame>
        <draw:frame draw:style-name="gr3" draw:text-style-name="P6" draw:layer="layout" svg:width="1.048cm" svg:height="0.962cm" svg:x="13.342cm" svg:y="6.521cm">
          <draw:text-box>
            <text:p text:style-name="P5"><text:span text:style-name="T1">Y'</text:span></text:p>
          </draw:text-box>
        </draw:frame>
        <draw:frame draw:style-name="gr3" draw:text-style-name="P6" draw:layer="layout" svg:width="1.048cm" svg:height="0.962cm" svg:x="10.16cm" svg:y="9.264cm">
          <draw:text-box>
            <text:p text:style-name="P5"><text:span text:style-name="T1">X'</text:span></text:p>
          </draw:text-box>
        </draw:frame>
        <draw:frame draw:style-name="gr4" draw:text-style-name="P6" draw:layer="layout" svg:width="1.014cm" svg:height="0.962cm" svg:x="10.409cm" svg:y="6.35cm">
          <draw:text-box>
            <text:p text:style-name="P5"><text:span text:style-name="T1">Z'</text:span></text:p>
          </draw:text-box>
        </draw:frame>
        <draw:path draw:style-name="gr5" draw:text-style-name="P1" draw:layer="layout" svg:width="3.407cm" svg:height="1.135cm" draw:transform="rotate (1.10706234453979) translate (8.88999996447525cm 10.7949999822338cm)" svg:viewBox="0 0 3408 1136" svg:d="m0 25559c2840 0 3408 1136 3408 1136">
          <text:p/>
        </draw:path>
        <draw:frame draw:style-name="gr6" draw:text-style-name="P7" draw:layer="layout" svg:width="1.094cm" svg:height="1.171cm" svg:x="9.199cm" svg:y="7.63cm">
          <draw:text-box>
            <text:p text:style-name="P5"><text:span text:style-name="T2">p</text:span><text:span text:style-name="T4">1</text:span></text:p>
          </draw:text-box>
        </draw:frame>
        <draw:path draw:style-name="gr5" draw:text-style-name="P1" draw:layer="layout" svg:width="1.051cm" svg:height="2.358cm" draw:transform="rotate (1.10706234453979) translate (11.4864808619113cm 8.37600869018388cm)" svg:viewBox="0 0 1052 2359" svg:d="m153 28040c-633 1040 899 2359 899 2359">
          <text:p/>
        </draw:path>
        <draw:frame draw:style-name="gr6" draw:text-style-name="P7" draw:layer="layout" svg:width="1.094cm" svg:height="1.171cm" svg:x="12.504cm" svg:y="7.602cm">
          <draw:text-box>
            <text:p text:style-name="P5"><text:span text:style-name="T2">p</text:span><text:span text:style-name="T4">2</text:span></text:p>
          </draw:text-box>
        </draw:frame>
        <draw:line draw:style-name="gr2" draw:text-style-name="P1" draw:layer="layout" svg:x1="14.181cm" svg:y1="8.483cm" svg:x2="16.086cm" svg:y2="7.213cm">
          <text:p/>
        </draw:line>
        <draw:line draw:style-name="gr2" draw:text-style-name="P1" draw:layer="layout" svg:x1="14.181cm" svg:y1="8.483cm" svg:x2="14.333cm" svg:y2="10.05cm">
          <text:p/>
        </draw:line>
        <draw:line draw:style-name="gr2" draw:text-style-name="P1" draw:layer="layout" svg:x1="14.181cm" svg:y1="8.483cm" svg:x2="15.418cm" svg:y2="9.003cm">
          <text:p/>
        </draw:line>
        <draw:g>
          <draw:line draw:style-name="gr2" draw:text-style-name="P1" draw:layer="layout" svg:x1="11.564cm" svg:y1="8.24cm" svg:x2="13.469cm" svg:y2="6.97cm">
            <text:p/>
          </draw:line>
          <draw:line draw:style-name="gr2" draw:text-style-name="P1" draw:layer="layout" svg:x1="11.564cm" svg:y1="8.24cm" svg:x2="10.294cm" svg:y2="6.97cm">
            <text:p/>
          </draw:line>
          <draw:line draw:style-name="gr2" draw:text-style-name="P1" draw:layer="layout" svg:x1="11.564cm" svg:y1="8.24cm" svg:x2="11.244cm" svg:y2="9.937cm">
            <text:p/>
          </draw:line>
        </draw:g>
        <draw:frame draw:style-name="gr3" draw:text-style-name="P6" draw:layer="layout" svg:width="1.171cm" svg:height="0.962cm" svg:x="15.895cm" svg:y="6.864cm">
          <draw:text-box>
            <text:p text:style-name="P5"><text:span text:style-name="T1">Y''</text:span></text:p>
          </draw:text-box>
        </draw:frame>
        <draw:frame draw:style-name="gr3" draw:text-style-name="P6" draw:layer="layout" svg:width="1.171cm" svg:height="0.962cm" svg:x="15.246cm" svg:y="8.633cm">
          <draw:text-box>
            <text:p text:style-name="P5"><text:span text:style-name="T1">X''</text:span></text:p>
          </draw:text-box>
        </draw:frame>
        <draw:frame draw:style-name="gr4" draw:text-style-name="P6" draw:layer="layout" svg:width="1.137cm" svg:height="0.962cm" svg:x="14.333cm" svg:y="9.595cm">
          <draw:text-box>
            <text:p text:style-name="P5"><text:span text:style-name="T1">Z''</text:span></text:p>
          </draw:text-box>
        </draw:frame>
        <draw:path draw:style-name="gr5" draw:text-style-name="P1" draw:layer="layout" svg:width="4.309cm" svg:height="3.656cm" draw:transform="rotate (1.10706234453979) translate (8.86943073204419cm 10.993117564106cm)" svg:viewBox="0 0 4310 3657" svg:d="m109 25700c-342 473 147 1945 1100 2652 1226 910 3037 1022 3101 1003">
          <text:p/>
        </draw:path>
        <draw:frame draw:style-name="gr6" draw:text-style-name="P7" draw:layer="layout" svg:width="0.891cm" svg:height="1.126cm" svg:x="10.702cm" svg:y="11.305cm">
          <draw:text-box>
            <text:p text:style-name="P5"><text:span text:style-name="T2">p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e Luis</meta:initial-creator>
    <meta:creation-date>2010-04-29T00:24:47</meta:creation-date>
    <meta:editing-duration>PT00H25M23S</meta:editing-duration>
    <meta:editing-cycles>9</meta:editing-cycles>
    <dc:date>2010-04-30T21:28:08</dc:date>
    <dc:creator>Jose Luis</dc:creator>
    <meta:generator>OpenOffice.org/3.2$Unix OpenOffice.org_project/320m12$Build-9483</meta:generator>
    <meta:document-statistic meta:object-count="109"/>
  </office:meta>
</office:document-meta>
</file>